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6ee" officeooo:paragraph-rsid="0009b6ee"/>
    </style:style>
    <style:style style:name="P2" style:family="paragraph" style:parent-style-name="Standard">
      <style:text-properties officeooo:rsid="0009b6ee" officeooo:paragraph-rsid="000ac5d5"/>
    </style:style>
    <style:style style:name="P3" style:family="paragraph" style:parent-style-name="Standard">
      <style:text-properties officeooo:rsid="001ca4a6" officeooo:paragraph-rsid="000ac5d5"/>
    </style:style>
    <style:style style:name="P4" style:family="paragraph" style:parent-style-name="Standard">
      <style:text-properties officeooo:rsid="001e41c6" officeooo:paragraph-rsid="000ac5d5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uta a la imagen: <text:a xlink:type="simple" xlink:href="https://publiccode.eu/img/logo.svg" text:style-name="Internet_20_link" text:visited-style-name="Visited_20_Internet_20_Link">https://publiccode.eu/img/logo.svg</text:a></text:p>
      <text:p text:style-name="P4"/>
      <text:p text:style-name="P3">==============</text:p>
      <text:p text:style-name="P3">==============</text:p>
      <text:p text:style-name="P3"/>
      <text:p text:style-name="P3">We need software that helps public administrations <text:span text:style-name="T1">regain full control</text:span> of their critical digital infrastructure, allowing them to become and remain <text:span text:style-name="T1">independent</text:span> from a handfull of companies.</text:p>
      <text:p text:style-name="P3"/>
      <text:p text:style-name="P3">Public Money</text:p>
      <text:p text:style-name="P3">Public Code</text:p>
      <text:p text:style-name="P3"/>
      <text:p text:style-name="P3">==============</text:p>
      <text:p text:style-name="P3"/>
      <text:p text:style-name="P3">Necesitamos un software que ayude a las administraciones públicas a <text:span text:style-name="T1">recuperar el control total</text:span> de su infraestructura digital crítica, lo que les permite convertirse y ser <text:span text:style-name="T1">independientes</text:span> de un puñado de empresas.</text:p>
      <text:p text:style-name="P3"/>
      <text:p text:style-name="P3">Dinero público</text:p>
      <text:p text:style-name="P3">Código publico</text:p>
      <text:p text:style-name="P3"/>
      <text:p text:style-name="P3">==============</text:p>
      <text:p text:style-name="P3"/>
      <text:p text:style-name="P3">Necesitamos un software que axude ás administracións públicas a <text:span text:style-name="T1">recuperar o control total</text:span> da súa infraestrutura dixital crítica, o que lles permite converterse e ser <text:span text:style-name="T1">independentes</text:span> dun feixe de empresas.</text:p>
      <text:p text:style-name="P3"/>
      <text:p text:style-name="P3">Diñeiro Público</text:p>
      <text:p text:style-name="P3">Código público</text:p>
      <text:p text:style-name="P4"/>
      <text:p text:style-name="P3">==============</text:p>
      <text:p text:style-name="P3">==============</text:p>
      <text:p text:style-name="P1"/>
      <text:p text:style-name="P2">Why is <text:span text:style-name="T1">software</text:span> cerated using taxpayer's money not released as Free Software? If it is public money, it should be <text:span text:style-name="T1">public code</text:span> as well.</text:p>
      <text:p text:style-name="P3"/>
      <text:p text:style-name="P3">==============</text:p>
      <text:p text:style-name="P1"/>
      <text:p text:style-name="P2">¿Por qué el <text:span text:style-name="T1">software</text:span> creado con dinero de los contribuyentes no se publica como Software Libre? Si se trata de dinero público, también debe ser de <text:span text:style-name="T1">código público</text:span>.</text:p>
      <text:p text:style-name="P3"/>
      <text:p text:style-name="P3">==============</text:p>
      <text:p text:style-name="P1"/>
      <text:p text:style-name="P2">Por que o <text:span text:style-name="T1">software</text:span> creado usando o diñeiro dos contribuíntes non se publica como Software Libre? Se é diñeiro público, tamén debería ser <text:span text:style-name="T1">código público</text:span>.</text:p>
      <text:p text:style-name="P4"/>
      <text:p text:style-name="P3">==============</text:p>
      <text:p text:style-name="P3">==============</text:p>
      <text:p text:style-name="P1"/>
      <text:p text:style-name="P2">Imagine that all <text:span text:style-name="T1">publicly</text:span> funded software were under a free license: <text:span text:style-name="T1">Everybody</text:span> would be able to use, study, share and improve it.</text:p>
      <text:p text:style-name="P3"/>
      <text:p text:style-name="P3">==============</text:p>
      <text:p text:style-name="P1"><text:soft-page-break/></text:p>
      <text:p text:style-name="P2">Imagine que todo el software con <text:span text:style-name="T1">financiación pública</text:span> estuviera bajo una licencia libre: <text:span text:style-name="T1">Todo el mundo</text:span> podría usarlo, estudiarlo, compartirlo y mejorarlo.</text:p>
      <text:p text:style-name="P3"/>
      <text:p text:style-name="P3">==============</text:p>
      <text:p text:style-name="P1"/>
      <text:p text:style-name="P1">Imaxine que todo o software con <text:span text:style-name="T1">financiamento público</text:span> estiver baixo unha licenza libre: <text:span text:style-name="T1">Todos</text:span> poderían usalo, estudalo, compartilo e melloral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2:22:22.645405822</meta:creation-date>
    <dc:date>2017-09-15T11:57:48.604064314</dc:date>
    <meta:editing-duration>PT5M4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28" meta:word-count="259" meta:character-count="1776" meta:non-whitespace-character-count="1545"/>
  </office:meta>
</office:document-meta>
</file>